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paragraph-rsid="00101536" fo:background-color="#1e1e1e" style:font-size-asian="5.25pt" style:font-size-complex="6pt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top="0cm" fo:margin-bottom="0.499cm" style:contextual-spacing="false" style:line-height-at-least="0.503cm"/>
    </style:style>
    <style:style style:name="P6" style:family="paragraph" style:parent-style-name="Standard">
      <style:text-properties fo:font-size="6pt" style:font-size-asian="5.25pt" style:font-size-complex="6pt"/>
    </style:style>
    <style:style style:name="T1" style:family="text">
      <style:text-properties fo:color="#569cd6" loext:opacity="100%"/>
    </style:style>
    <style:style style:name="T2" style:family="text">
      <style:text-properties fo:color="#4fc1ff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st</text:span> <text:span text:style-name="T2">dropdown</text:span> = <text:span text:style-name="T3">document</text:span>.<text:span text:style-name="T4">querySelector</text:span>(<text:span text:style-name="T5">'.dropdown'</text:span>);</text:p>
      <text:p text:style-name="P1"><text:span text:style-name="T1">const</text:span> <text:span text:style-name="T2">menu</text:span> = <text:span text:style-name="T3">document</text:span>.<text:span text:style-name="T4">getElementById</text:span>(<text:span text:style-name="T5">'menu'</text:span>);</text:p>
      <text:p text:style-name="P1"><text:span text:style-name="T1">const</text:span> <text:span text:style-name="T2">firstMenu</text:span> = <text:span text:style-name="T3">document</text:span>.<text:span text:style-name="T4">querySelectorAll</text:span>(<text:span text:style-name="T5">'.firstMenu'</text:span>);</text:p>
      <text:p text:style-name="P1"><text:span text:style-name="T1">const</text:span> <text:span text:style-name="T2">menuDropdown</text:span> = <text:span text:style-name="T3">document</text:span>.<text:span text:style-name="T4">getElementById</text:span>(<text:span text:style-name="T5">'menuDropdown'</text:span>);</text:p>
      <text:p text:style-name="P1"><text:span text:style-name="T1">const</text:span> <text:span text:style-name="T2">addNewBook</text:span> = <text:span text:style-name="T3">document</text:span>.<text:span text:style-name="T4">getElementById</text:span>(<text:span text:style-name="T5">'adding-new-book'</text:span>);</text:p>
      <text:p text:style-name="P1"><text:span text:style-name="T1">const</text:span> <text:span text:style-name="T2">blur</text:span> = <text:span text:style-name="T3">document</text:span>.<text:span text:style-name="T4">getElementById</text:span>(<text:span text:style-name="T5">'blurr'</text:span>);</text:p>
      <text:p text:style-name="P1"><text:span text:style-name="T1">const</text:span> <text:span text:style-name="T2">x</text:span> = <text:span text:style-name="T3">document</text:span>.<text:span text:style-name="T4">querySelector</text:span>(<text:span text:style-name="T5">'.x'</text:span>);</text:p>
      <text:p text:style-name="P1"><text:span text:style-name="T1">const</text:span> <text:span text:style-name="T2">x1</text:span> = <text:span text:style-name="T3">document</text:span>.<text:span text:style-name="T4">querySelector</text:span>(<text:span text:style-name="T5">'.x1'</text:span>);</text:p>
      <text:p text:style-name="P1"><text:span text:style-name="T1">const</text:span> <text:span text:style-name="T2">x2</text:span> = <text:span text:style-name="T3">document</text:span>.<text:span text:style-name="T4">querySelector</text:span>(<text:span text:style-name="T5">'.x2'</text:span>);</text:p>
      <text:p text:style-name="P1"><text:span text:style-name="T1">const</text:span> <text:span text:style-name="T2">check</text:span> = <text:span text:style-name="T3">document</text:span>.<text:span text:style-name="T4">querySelector</text:span>(<text:span text:style-name="T5">'.check'</text:span>);</text:p>
      <text:p text:style-name="P1"><text:span text:style-name="T1">const</text:span> <text:span text:style-name="T2">check1</text:span> = <text:span text:style-name="T3">document</text:span>.<text:span text:style-name="T4">querySelector</text:span>(<text:span text:style-name="T5">'.check1'</text:span>);</text:p>
      <text:p text:style-name="P1"><text:span text:style-name="T1">const</text:span> <text:span text:style-name="T2">check2</text:span> = <text:span text:style-name="T3">document</text:span>.<text:span text:style-name="T4">querySelector</text:span>(<text:span text:style-name="T5">'.check2'</text:span>);</text:p>
      <text:p text:style-name="P1"><text:span text:style-name="T1">const</text:span> <text:span text:style-name="T2">pagesRead</text:span> = <text:span text:style-name="T3">document</text:span>.<text:span text:style-name="T4">getElementById</text:span>(<text:span text:style-name="T5">'pagesRead'</text:span>);</text:p>
      <text:p text:style-name="P1"><text:span text:style-name="T1">const</text:span> <text:span text:style-name="T2">pagesReadx</text:span> = <text:span text:style-name="T3">document</text:span>.<text:span text:style-name="T4">querySelector</text:span>(<text:span text:style-name="T5">'.pagesReadx'</text:span>);</text:p>
      <text:p text:style-name="P1"><text:span text:style-name="T1">const</text:span> <text:span text:style-name="T2">pagesReadx1</text:span> = <text:span text:style-name="T3">document</text:span>.<text:span text:style-name="T4">querySelector</text:span>(<text:span text:style-name="T5">'.pagesReadx1'</text:span>);</text:p>
      <text:p text:style-name="P1"><text:span text:style-name="T1">const</text:span> <text:span text:style-name="T2">pagesReadx2</text:span> = <text:span text:style-name="T3">document</text:span>.<text:span text:style-name="T4">querySelector</text:span>(<text:span text:style-name="T5">'.pagesReadx2'</text:span>);</text:p>
      <text:p text:style-name="P1"><text:span text:style-name="T1">const</text:span> <text:span text:style-name="T2">pagesReadCheck</text:span> = <text:span text:style-name="T3">document</text:span>.<text:span text:style-name="T4">querySelector</text:span>(<text:span text:style-name="T5">'.pagesReadCheck'</text:span>);</text:p>
      <text:p text:style-name="P1"><text:span text:style-name="T1">const</text:span> <text:span text:style-name="T2">pagesReadCheck1</text:span> = <text:span text:style-name="T3">document</text:span>.<text:span text:style-name="T4">querySelector</text:span>(<text:span text:style-name="T5">'.pagesReadCheck1'</text:span>);</text:p>
      <text:p text:style-name="P1"><text:span text:style-name="T1">const</text:span> <text:span text:style-name="T2">pagesReadCheck2</text:span> = <text:span text:style-name="T3">document</text:span>.<text:span text:style-name="T4">querySelector</text:span>(<text:span text:style-name="T5">'.pagesReadCheck2'</text:span>);</text:p>
      <text:p text:style-name="P1"><text:span text:style-name="T1">const</text:span> <text:span text:style-name="T2">books</text:span> = <text:span text:style-name="T3">document</text:span>.<text:span text:style-name="T4">querySelector</text:span>(<text:span text:style-name="T5">'.books'</text:span>);</text:p>
      <text:p text:style-name="P1"><text:span text:style-name="T1">const</text:span> <text:span text:style-name="T2">blur2</text:span> = <text:span text:style-name="T3">document</text:span>.<text:span text:style-name="T4">getElementById</text:span>(<text:span text:style-name="T5">'blur2'</text:span>);</text:p>
      <text:p text:style-name="P1"><text:span text:style-name="T1">const</text:span> <text:span text:style-name="T2">removeBook</text:span> = <text:span text:style-name="T3">document</text:span>.<text:span text:style-name="T4">getElementById</text:span>(<text:span text:style-name="T5">'removeBook'</text:span>);</text:p>
      <text:p text:style-name="P1"><text:span text:style-name="T1">const</text:span> <text:span text:style-name="T2">yes</text:span> = <text:span text:style-name="T3">document</text:span>.<text:span text:style-name="T4">getElementById</text:span>(<text:span text:style-name="T5">'yes'</text:span>);</text:p>
      <text:p text:style-name="P1"><text:span text:style-name="T1">const</text:span> <text:span text:style-name="T2">no</text:span> = <text:span text:style-name="T3">document</text:span>.<text:span text:style-name="T4">getElementById</text:span>(<text:span text:style-name="T5">'no'</text:span>);</text:p>
      <text:p text:style-name="P2"><text:line-break/></text:p>
      <text:p text:style-name="P1"><text:span text:style-name="T1">function</text:span> <text:span text:style-name="T4">dropdownMenu</text:span>() {</text:p>
      <text:p text:style-name="P1"><text:span text:style-name="T6">if</text:span>(<text:span text:style-name="T2">dropdown</text:span>.<text:span text:style-name="T3">style</text:span>.<text:span text:style-name="T3">display</text:span> === <text:span text:style-name="T5">'none'</text:span>) {</text:p>
      <text:p text:style-name="P1"><text:span text:style-name="T2">dropdown</text:span>.<text:span text:style-name="T3">style</text:span>.<text:span text:style-name="T3">display</text:span> = <text:span text:style-name="T5">'flex'</text:span>;</text:p>
      <text:p text:style-name="P1"><text:span text:style-name="T2">menuDropdown</text:span>.<text:span text:style-name="T2">style</text:span>.<text:span text:style-name="T3">height</text:span> = <text:span text:style-name="T5">'500px'</text:span>;</text:p>
      <text:p text:style-name="P1">} <text:span text:style-name="T6">else</text:span> {</text:p>
      <text:p text:style-name="P1"><text:span text:style-name="T2">dropdown</text:span>.<text:span text:style-name="T3">style</text:span>.<text:span text:style-name="T3">display</text:span> = <text:span text:style-name="T5">'none'</text:span>;</text:p>
      <text:p text:style-name="P1"><text:span text:style-name="T2">menuDropdown</text:span>.<text:span text:style-name="T2">style</text:span>.<text:span text:style-name="T3">height</text:span> = <text:span text:style-name="T5">'50px'</text:span>;</text:p>
      <text:p text:style-name="P1">}</text:p>
      <text:p text:style-name="P1">}</text:p>
      <text:p text:style-name="P4"/>
      <text:p text:style-name="P1"><text:span text:style-name="T1">function</text:span> <text:span text:style-name="T4">dropdownOff</text:span>() {</text:p>
      <text:p text:style-name="P1"><text:span text:style-name="T6">if</text:span>(<text:span text:style-name="T2">dropdown</text:span>.<text:span text:style-name="T3">style</text:span>.<text:span text:style-name="T3">display</text:span> === <text:span text:style-name="T5">'flex'</text:span>) {</text:p>
      <text:p text:style-name="P1"><text:span text:style-name="T2">dropdown</text:span>.<text:span text:style-name="T3">style</text:span>.<text:span text:style-name="T3">display</text:span> = <text:span text:style-name="T5">'none'</text:span>;</text:p>
      <text:p text:style-name="P1"><text:span text:style-name="T2">menuDropdown</text:span>.<text:span text:style-name="T2">style</text:span>.<text:span text:style-name="T3">height</text:span> = <text:span text:style-name="T5">'50px'</text:span>;</text:p>
      <text:p text:style-name="P1">}</text:p>
      <text:p text:style-name="P1">}</text:p>
      <text:p text:style-name="P4"/>
      <text:p text:style-name="P1"><text:span text:style-name="T1">function</text:span> <text:span text:style-name="T4">addNewBookInput</text:span>() {</text:p>
      <text:p text:style-name="P1"><text:span text:style-name="T4">blur</text:span>.<text:span text:style-name="T3">style</text:span>.<text:span text:style-name="T3">display</text:span> = <text:span text:style-name="T5">'flex'</text:span>;</text:p>
      <text:p text:style-name="P1"><text:span text:style-name="T2">addNewBook</text:span>.<text:span text:style-name="T2">style</text:span>.<text:span text:style-name="T3">display</text:span> = <text:span text:style-name="T5">'flex'</text:span>;</text:p>
      <text:p text:style-name="P1"><text:soft-page-break/>}</text:p>
      <text:p text:style-name="P4"/>
      <text:p text:style-name="P1"><text:span text:style-name="T1">function</text:span> <text:span text:style-name="T4">addNewBookClose</text:span>() {</text:p>
      <text:p text:style-name="P1"><text:span text:style-name="T4">blur</text:span>.<text:span text:style-name="T3">style</text:span>.<text:span text:style-name="T3">display</text:span> = <text:span text:style-name="T5">'none'</text:span>;</text:p>
      <text:p text:style-name="P1"><text:span text:style-name="T2">addNewBook</text:span>.<text:span text:style-name="T2">style</text:span>.<text:span text:style-name="T3">display</text:span> = <text:span text:style-name="T5">'none'</text:span>;</text:p>
      <text:p text:style-name="P1"><text:span text:style-name="T2">pagesRead</text:span>.<text:span text:style-name="T2">style</text:span>.<text:span text:style-name="T3">display</text:span> = <text:span text:style-name="T5">'none'</text:span>;</text:p>
      <text:p text:style-name="P1">}</text:p>
      <text:p text:style-name="P4"/>
      <text:p text:style-name="P1"><text:span text:style-name="T1">function</text:span> <text:span text:style-name="T4">xRed</text:span>() {</text:p>
      <text:p text:style-name="P1"><text:span text:style-name="T2">x1</text:span>.<text:span text:style-name="T3">style</text:span>.<text:span text:style-name="T3">backgroundColor</text:span> = <text:span text:style-name="T5">'red'</text:span>;</text:p>
      <text:p text:style-name="P1"><text:span text:style-name="T2">x2</text:span>.<text:span text:style-name="T3">style</text:span>.<text:span text:style-name="T3">backgroundColor</text:span> = <text:span text:style-name="T5">'red'</text:span>;</text:p>
      <text:p text:style-name="P1">}</text:p>
      <text:p text:style-name="P4"/>
      <text:p text:style-name="P1"><text:span text:style-name="T1">function</text:span> <text:span text:style-name="T4">xRedOff</text:span>() {</text:p>
      <text:p text:style-name="P1"><text:span text:style-name="T2">x1</text:span>.<text:span text:style-name="T3">style</text:span>.<text:span text:style-name="T3">backgroundColor</text:span> = <text:span text:style-name="T5">'black'</text:span>;</text:p>
      <text:p text:style-name="P1"><text:span text:style-name="T2">x2</text:span>.<text:span text:style-name="T3">style</text:span>.<text:span text:style-name="T3">backgroundColor</text:span> = <text:span text:style-name="T5">'black'</text:span>;</text:p>
      <text:p text:style-name="P6"/>
      <text:p text:style-name="P3">}</text:p>
      <text:p text:style-name="P3"/>
      <text:p text:style-name="P3"/>
      <text:p text:style-name="P1"><text:span text:style-name="T1">function</text:span> <text:span text:style-name="T4">checkGreen</text:span>() {</text:p>
      <text:p text:style-name="P1"><text:span text:style-name="T2">check1</text:span>.<text:span text:style-name="T3">style</text:span>.<text:span text:style-name="T3">backgroundColor</text:span> = <text:span text:style-name="T5">'green'</text:span>;</text:p>
      <text:p text:style-name="P1"><text:span text:style-name="T2">check2</text:span>.<text:span text:style-name="T3">style</text:span>.<text:span text:style-name="T3">backgroundColor</text:span> = <text:span text:style-name="T5">'green'</text:span>;</text:p>
      <text:p text:style-name="P1">}</text:p>
      <text:p text:style-name="P4"/>
      <text:p text:style-name="P1"><text:span text:style-name="T1">function</text:span> <text:span text:style-name="T4">checkGreenOff</text:span>() {</text:p>
      <text:p text:style-name="P1"><text:span text:style-name="T2">check1</text:span>.<text:span text:style-name="T3">style</text:span>.<text:span text:style-name="T3">backgroundColor</text:span> = <text:span text:style-name="T5">'black'</text:span>;</text:p>
      <text:p text:style-name="P1"><text:span text:style-name="T2">check2</text:span>.<text:span text:style-name="T3">style</text:span>.<text:span text:style-name="T3">backgroundColor</text:span> = <text:span text:style-name="T5">'black'</text:span>;</text:p>
      <text:p text:style-name="P1">}</text:p>
      <text:p text:style-name="P4"/>
      <text:p text:style-name="P1"><text:span text:style-name="T1">function</text:span> <text:span text:style-name="T4">xPagesReadRed</text:span>() {</text:p>
      <text:p text:style-name="P1"><text:span text:style-name="T2">pagesReadx1</text:span>.<text:span text:style-name="T3">style</text:span>.<text:span text:style-name="T3">backgroundColor</text:span> = <text:span text:style-name="T5">'red'</text:span>;</text:p>
      <text:p text:style-name="P1"><text:span text:style-name="T2">pagesReadx2</text:span>.<text:span text:style-name="T3">style</text:span>.<text:span text:style-name="T3">backgroundColor</text:span> = <text:span text:style-name="T5">'red'</text:span>;</text:p>
      <text:p text:style-name="P1">}</text:p>
      <text:p text:style-name="P4"/>
      <text:p text:style-name="P1"><text:span text:style-name="T1">function</text:span> <text:span text:style-name="T4">xPagesReadRedOff</text:span>() {</text:p>
      <text:p text:style-name="P1"><text:span text:style-name="T2">pagesReadx1</text:span>.<text:span text:style-name="T3">style</text:span>.<text:span text:style-name="T3">backgroundColor</text:span> = <text:span text:style-name="T5">'black'</text:span>;</text:p>
      <text:p text:style-name="P1"><text:span text:style-name="T2">pagesReadx2</text:span>.<text:span text:style-name="T3">style</text:span>.<text:span text:style-name="T3">backgroundColor</text:span> = <text:span text:style-name="T5">'black'</text:span>;</text:p>
      <text:p text:style-name="P1">}</text:p>
      <text:p text:style-name="P4"/>
      <text:p text:style-name="P1"><text:span text:style-name="T1">function</text:span> <text:span text:style-name="T4">checkPagesReadGreen</text:span>() {</text:p>
      <text:p text:style-name="P1"><text:span text:style-name="T2">pagesReadCheck1</text:span>.<text:span text:style-name="T3">style</text:span>.<text:span text:style-name="T3">backgroundColor</text:span> = <text:span text:style-name="T5">'green'</text:span>;</text:p>
      <text:p text:style-name="P1"><text:span text:style-name="T2">pagesReadCheck2</text:span>.<text:span text:style-name="T3">style</text:span>.<text:span text:style-name="T3">backgroundColor</text:span> = <text:span text:style-name="T5">'green'</text:span>;</text:p>
      <text:p text:style-name="P1">}</text:p>
      <text:p text:style-name="P4"/>
      <text:p text:style-name="P1"><text:span text:style-name="T1">function</text:span> <text:span text:style-name="T4">checkPagesReadGreenOff</text:span>() {</text:p>
      <text:p text:style-name="P1"><text:span text:style-name="T2">pagesReadCheck1</text:span>.<text:span text:style-name="T3">style</text:span>.<text:span text:style-name="T3">backgroundColor</text:span> = <text:span text:style-name="T5">'black'</text:span>;</text:p>
      <text:p text:style-name="P1"><text:span text:style-name="T2">pagesReadCheck2</text:span>.<text:span text:style-name="T3">style</text:span>.<text:span text:style-name="T3">backgroundColor</text:span> = <text:span text:style-name="T5">'black'</text:span>;</text:p>
      <text:p text:style-name="P1"><text:soft-page-break/>}</text:p>
      <text:p text:style-name="P5"/>
      <text:p text:style-name="P1"><text:span text:style-name="T1">function</text:span> <text:span text:style-name="T4">pagesReadQuestion</text:span>() {</text:p>
      <text:p text:style-name="P1"><text:span text:style-name="T4">blur</text:span>.<text:span text:style-name="T3">style</text:span>.<text:span text:style-name="T3">display</text:span> = <text:span text:style-name="T5">'flex'</text:span>;</text:p>
      <text:p text:style-name="P1"><text:span text:style-name="T2">pagesRead</text:span>.<text:span text:style-name="T2">style</text:span>.<text:span text:style-name="T3">display</text:span> = <text:span text:style-name="T5">'flex'</text:span>;</text:p>
      <text:p text:style-name="P1">}</text:p>
      <text:p text:style-name="P5"/>
      <text:p text:style-name="P1"><text:span text:style-name="T1">function</text:span> <text:span text:style-name="T4">pagesReadQuestionClose</text:span>() {</text:p>
      <text:p text:style-name="P1"><text:span text:style-name="T4">blur</text:span>.<text:span text:style-name="T3">style</text:span>.<text:span text:style-name="T3">display</text:span> = <text:span text:style-name="T5">'none'</text:span>;</text:p>
      <text:p text:style-name="P1"><text:span text:style-name="T2">pagesRead</text:span>.<text:span text:style-name="T2">style</text:span>.<text:span text:style-name="T3">display</text:span> = <text:span text:style-name="T5">'none'</text:span>;</text:p>
      <text:p text:style-name="P1">}</text:p>
      <text:p text:style-name="P1"/>
      <text:p text:style-name="P3"/>
      <text:p text:style-name="P1"><text:span text:style-name="T1">const</text:span> <text:span text:style-name="T2">bookLibrary</text:span> = []</text:p>
      <text:p text:style-name="P5"/>
      <text:p text:style-name="P1"><text:span text:style-name="T1">class</text:span> <text:span text:style-name="T7">book</text:span> {</text:p>
      <text:p text:style-name="P1"><text:span text:style-name="T1">constructor</text:span>(<text:span text:style-name="T3">title</text:span>, <text:span text:style-name="T3">author</text:span>, <text:span text:style-name="T3">pages</text:span>, <text:span text:style-name="T3">pagesRead</text:span>){</text:p>
      <text:p text:style-name="P1"><text:span text:style-name="T1">this</text:span>.<text:span text:style-name="T3">title</text:span> = <text:span text:style-name="T3">title</text:span>;</text:p>
      <text:p text:style-name="P1"><text:span text:style-name="T1">this</text:span>.<text:span text:style-name="T3">author</text:span> = <text:span text:style-name="T3">author</text:span>;</text:p>
      <text:p text:style-name="P1"><text:span text:style-name="T1">this</text:span>.<text:span text:style-name="T3">pages</text:span> = <text:span text:style-name="T3">pages</text:span>;</text:p>
      <text:p text:style-name="P1"><text:span text:style-name="T1">this</text:span>.<text:span text:style-name="T3">pagesRead</text:span> = <text:span text:style-name="T3">pagesRead</text:span></text:p>
      <text:p text:style-name="P1">}</text:p>
      <text:p text:style-name="P1">}</text:p>
      <text:p text:style-name="P5"/>
      <text:p text:style-name="P1"><text:span text:style-name="T1">function</text:span> <text:span text:style-name="T4">addBook</text:span>() {</text:p>
      <text:p text:style-name="P1"><text:span text:style-name="T1">const</text:span> <text:span text:style-name="T2">bookDiv</text:span> = <text:span text:style-name="T3">document</text:span>.<text:span text:style-name="T4">createElement</text:span>(<text:span text:style-name="T5">'div'</text:span>);</text:p>
      <text:p text:style-name="P1"><text:span text:style-name="T2">bookDiv</text:span>.<text:span text:style-name="T2">style</text:span>.<text:span text:style-name="T3">height</text:span> = <text:span text:style-name="T5">'400px'</text:span>;</text:p>
      <text:p text:style-name="P1"><text:span text:style-name="T2">bookDiv</text:span>.<text:span text:style-name="T2">style</text:span>.<text:span text:style-name="T3">width</text:span> = <text:span text:style-name="T5">'340px'</text:span>;</text:p>
      <text:p text:style-name="P1"><text:span text:style-name="T2">bookDiv</text:span>.<text:span text:style-name="T2">style</text:span>.<text:span text:style-name="T3">backgroundColor</text:span> = <text:span text:style-name="T5">'white'</text:span>;</text:p>
      <text:p text:style-name="P1"><text:span text:style-name="T2">bookDiv</text:span>.<text:span text:style-name="T2">style</text:span>.<text:span text:style-name="T3">margin</text:span> = <text:span text:style-name="T5">'20px'</text:span>;</text:p>
      <text:p text:style-name="P1"><text:span text:style-name="T2">bookDiv</text:span>.<text:span text:style-name="T2">style</text:span>.<text:span text:style-name="T3">boxShadow</text:span> = <text:span text:style-name="T5">'40px 40px 40px #aa8333'</text:span>;</text:p>
      <text:p text:style-name="P4"/>
      <text:p text:style-name="P1"><text:span text:style-name="T1">const</text:span> <text:span text:style-name="T2">dotsDiv</text:span> = <text:span text:style-name="T3">document</text:span>.<text:span text:style-name="T4">createElement</text:span>(<text:span text:style-name="T5">'div'</text:span>);</text:p>
      <text:p text:style-name="P1"><text:span text:style-name="T2">dotsDiv</text:span>.<text:span text:style-name="T2">style</text:span>.<text:span text:style-name="T3">display</text:span> = <text:span text:style-name="T5">'flex'</text:span>;</text:p>
      <text:p text:style-name="P1"><text:span text:style-name="T2">dotsDiv</text:span>.<text:span text:style-name="T2">style</text:span>.<text:span text:style-name="T3">flexDirection</text:span> = <text:span text:style-name="T5">'row'</text:span>;</text:p>
      <text:p text:style-name="P1"><text:span text:style-name="T2">dotsDiv</text:span>.<text:span text:style-name="T2">style</text:span>.<text:span text:style-name="T3">justifyContent</text:span> = <text:span text:style-name="T5">'flex-end'</text:span>;</text:p>
      <text:p text:style-name="P1"><text:span text:style-name="T2">dotsDiv</text:span>.<text:span text:style-name="T2">style</text:span>.<text:span text:style-name="T3">alignItems</text:span> = <text:span text:style-name="T5">'center'</text:span>;</text:p>
      <text:p text:style-name="P1"><text:span text:style-name="T2">dotsDiv</text:span>.<text:span text:style-name="T2">style</text:span>.<text:span text:style-name="T3">marginRight</text:span> = <text:span text:style-name="T5">'20px'</text:span>;</text:p>
      <text:p text:style-name="P1"><text:span text:style-name="T2">dotsDiv</text:span>.<text:span text:style-name="T2">style</text:span>.<text:span text:style-name="T3">paddingTop</text:span> = <text:span text:style-name="T5">'0'</text:span>;</text:p>
      <text:p text:style-name="P1"><text:span text:style-name="T2">dotsDiv</text:span>.<text:span text:style-name="T2">style</text:span>.<text:span text:style-name="T3">marginTop</text:span> = <text:span text:style-name="T5">'0'</text:span>;</text:p>
      <text:p text:style-name="P1"><text:span text:style-name="T2">dotsDiv</text:span>.<text:span text:style-name="T2">style</text:span>.<text:span text:style-name="T3">fontSize</text:span> = <text:span text:style-name="T5">'14pt'</text:span>;</text:p>
      <text:p text:style-name="P1"><text:span text:style-name="T2">dotsDiv</text:span>.<text:span text:style-name="T2">style</text:span>.<text:span text:style-name="T3">height</text:span> = <text:span text:style-name="T5">'30px'</text:span>;</text:p>
      <text:p text:style-name="P4"/>
      <text:p text:style-name="P1"><text:soft-page-break/><text:span text:style-name="T1">const</text:span> <text:span text:style-name="T2">dots</text:span> = <text:span text:style-name="T3">document</text:span>.<text:span text:style-name="T4">createElement</text:span>(<text:span text:style-name="T5">'p'</text:span>);</text:p>
      <text:p text:style-name="P1"><text:span text:style-name="T2">dots</text:span>.<text:span text:style-name="T3">innerHTML</text:span> = <text:span text:style-name="T5">'remove'</text:span>;</text:p>
      <text:p text:style-name="P1"><text:span text:style-name="T2">dots</text:span>.<text:span text:style-name="T2">style</text:span>.<text:span text:style-name="T3">height</text:span> = <text:span text:style-name="T5">'5px'</text:span>;</text:p>
      <text:p text:style-name="P4"/>
      <text:p text:style-name="P1"><text:span text:style-name="T1">const</text:span> <text:span text:style-name="T2">books1body</text:span> = <text:span text:style-name="T3">document</text:span>.<text:span text:style-name="T4">createElement</text:span>(<text:span text:style-name="T5">'div'</text:span>);</text:p>
      <text:p text:style-name="P1"><text:span text:style-name="T2">books1body</text:span>.<text:span text:style-name="T2">style</text:span>.<text:span text:style-name="T3">display</text:span> = <text:span text:style-name="T5">'flex'</text:span>;</text:p>
      <text:p text:style-name="P1"><text:span text:style-name="T2">books1body</text:span>.<text:span text:style-name="T2">style</text:span>.<text:span text:style-name="T3">flexDirection</text:span> = <text:span text:style-name="T5">'column'</text:span>;</text:p>
      <text:p text:style-name="P1"><text:span text:style-name="T2">books1body</text:span>.<text:span text:style-name="T2">style</text:span>.<text:span text:style-name="T3">justifyContent</text:span> = <text:span text:style-name="T5">'center'</text:span>;</text:p>
      <text:p text:style-name="P1"><text:span text:style-name="T2">books1body</text:span>.<text:span text:style-name="T2">style</text:span>.<text:span text:style-name="T3">alignItems</text:span> =<text:span text:style-name="T5">'center'</text:span>;</text:p>
      <text:p text:style-name="P1"><text:span text:style-name="T2">books1body</text:span>.<text:span text:style-name="T2">style</text:span>.<text:span text:style-name="T3">margin</text:span> = <text:span text:style-name="T5">'25px'</text:span>;</text:p>
      <text:p text:style-name="P1"><text:span text:style-name="T2">books1body</text:span>.<text:span text:style-name="T2">style</text:span>.<text:span text:style-name="T3">fontFamily</text:span> = <text:span text:style-name="T5">'CaviarDreams'</text:span>;</text:p>
      <text:p text:style-name="P1"/>
      <text:p text:style-name="P3"/>
      <text:p text:style-name="P1"><text:span text:style-name="T1">const</text:span> <text:span text:style-name="T2">bar</text:span> = <text:span text:style-name="T3">document</text:span>.<text:span text:style-name="T4">createElement</text:span>(<text:span text:style-name="T5">'div'</text:span>);</text:p>
      <text:p text:style-name="P1"><text:span text:style-name="T2">bar</text:span>.<text:span text:style-name="T2">style</text:span>.<text:span text:style-name="T3">display</text:span> = <text:span text:style-name="T5">'flex'</text:span>;</text:p>
      <text:p text:style-name="P1"><text:span text:style-name="T2">bar</text:span>.<text:span text:style-name="T2">style</text:span>.<text:span text:style-name="T3">flexDirection</text:span> = <text:span text:style-name="T5">'column'</text:span>;</text:p>
      <text:p text:style-name="P1"><text:span text:style-name="T2">bar</text:span>.<text:span text:style-name="T2">style</text:span>.<text:span text:style-name="T3">justifyContent</text:span> = <text:span text:style-name="T5">'center'</text:span>;</text:p>
      <text:p text:style-name="P1"><text:span text:style-name="T2">bar</text:span>.<text:span text:style-name="T2">style</text:span>.<text:span text:style-name="T3">alignItems</text:span> = <text:span text:style-name="T5">'flex-start'</text:span>;</text:p>
      <text:p text:style-name="P1"><text:span text:style-name="T2">bar</text:span>.<text:span text:style-name="T2">style</text:span>.<text:span text:style-name="T3">backgroundColor</text:span> = <text:span text:style-name="T5">'black'</text:span>;</text:p>
      <text:p text:style-name="P1"><text:span text:style-name="T2">bar</text:span>.<text:span text:style-name="T2">style</text:span>.<text:span text:style-name="T3">width</text:span> = <text:span text:style-name="T5">'200px'</text:span>;</text:p>
      <text:p text:style-name="P5"/>
      <text:p text:style-name="P1"><text:span text:style-name="T1">const</text:span> <text:span text:style-name="T2">blackBar</text:span> = <text:span text:style-name="T3">document</text:span>.<text:span text:style-name="T4">createElement</text:span>(<text:span text:style-name="T5">'div'</text:span>);</text:p>
      <text:p text:style-name="P1"><text:span text:style-name="T2">blackBar</text:span>.<text:span text:style-name="T2">style</text:span>.<text:span text:style-name="T3">backgroundColor</text:span> = <text:span text:style-name="T5">'grey'</text:span>;</text:p>
      <text:p text:style-name="P1"><text:span text:style-name="T2">blackBar</text:span>.<text:span text:style-name="T2">style</text:span>.<text:span text:style-name="T3">height</text:span> = <text:span text:style-name="T5">'50px'</text:span>;</text:p>
      <text:p text:style-name="P1"><text:span text:style-name="T2">blackBar</text:span>.<text:span text:style-name="T2">style</text:span>.<text:span text:style-name="T3">color</text:span> = <text:span text:style-name="T5">'white'</text:span>;</text:p>
      <text:p text:style-name="P4"/>
      <text:p text:style-name="P1"><text:span text:style-name="T1">const</text:span> <text:span text:style-name="T2">blackBarValue</text:span> = <text:span text:style-name="T3">document</text:span>.<text:span text:style-name="T4">createElement</text:span>(<text:span text:style-name="T5">'p'</text:span>);</text:p>
      <text:p text:style-name="P1"><text:span text:style-name="T2">blackBarValue</text:span>.<text:span text:style-name="T2">style</text:span>.<text:span text:style-name="T3">display</text:span> = <text:span text:style-name="T5">'grid'</text:span>;</text:p>
      <text:p text:style-name="P1"><text:span text:style-name="T2">blackBarValue</text:span>.<text:span text:style-name="T2">style</text:span>.<text:span text:style-name="T3">placeItems</text:span> = <text:span text:style-name="T5">'center'</text:span>;</text:p>
      <text:p text:style-name="P1"><text:span text:style-name="T2">blackBarValue</text:span>.<text:span text:style-name="T2">style</text:span>.<text:span text:style-name="T3">color</text:span> = <text:span text:style-name="T5">'white'</text:span>;</text:p>
      <text:p text:style-name="P4"/>
      <text:p text:style-name="P1"><text:span text:style-name="T1">const</text:span> <text:span text:style-name="T2">titleInput</text:span> = <text:span text:style-name="T3">document</text:span>.<text:span text:style-name="T4">createElement</text:span>(<text:span text:style-name="T5">'p'</text:span>);</text:p>
      <text:p text:style-name="P1"><text:span text:style-name="T1">const</text:span> <text:span text:style-name="T2">by</text:span> = <text:span text:style-name="T3">document</text:span>.<text:span text:style-name="T4">createElement</text:span>(<text:span text:style-name="T5">'p'</text:span>);</text:p>
      <text:p text:style-name="P1"><text:span text:style-name="T2">by</text:span>.<text:span text:style-name="T3">innerHTML</text:span> = <text:span text:style-name="T5">'by'</text:span>;</text:p>
      <text:p text:style-name="P1"><text:span text:style-name="T1">const</text:span> <text:span text:style-name="T2">authorInput</text:span> = <text:span text:style-name="T3">document</text:span>.<text:span text:style-name="T4">createElement</text:span>(<text:span text:style-name="T5">'p'</text:span>);</text:p>
      <text:p text:style-name="P1"><text:span text:style-name="T1">const</text:span> <text:span text:style-name="T2">pagesInput</text:span> = <text:span text:style-name="T3">document</text:span>.<text:span text:style-name="T4">createElement</text:span>(<text:span text:style-name="T5">'p'</text:span>);</text:p>
      <text:p text:style-name="P1"><text:span text:style-name="T1">let</text:span> <text:span text:style-name="T3">y</text:span> = <text:span text:style-name="T2">bookLibrary</text:span>.<text:span text:style-name="T3">length</text:span>;</text:p>
      <text:p text:style-name="P1"><text:span text:style-name="T1">let</text:span> <text:span text:style-name="T3">bookTitleInput</text:span> = <text:span text:style-name="T3">document</text:span>.<text:span text:style-name="T4">getElementById</text:span>(<text:span text:style-name="T5">'bookTitleInput'</text:span>)</text:p>
      <text:p text:style-name="P1"><text:span text:style-name="T1">let</text:span> <text:span text:style-name="T3">bookAuthorInput</text:span> = <text:span text:style-name="T3">document</text:span>.<text:span text:style-name="T4">getElementById</text:span>(<text:span text:style-name="T5">'bookAuthorInput'</text:span>)</text:p>
      <text:p text:style-name="P1"><text:span text:style-name="T1">let</text:span> <text:span text:style-name="T3">bookPagesInput</text:span> = <text:span text:style-name="T3">document</text:span>.<text:span text:style-name="T4">getElementById</text:span>(<text:span text:style-name="T5">'bookPagesInput'</text:span>)</text:p>
      <text:p text:style-name="P1"><text:span text:style-name="T1">let</text:span> <text:span text:style-name="T3">pagesReadInput</text:span> = <text:span text:style-name="T3">document</text:span>.<text:span text:style-name="T4">getElementById</text:span>(<text:span text:style-name="T5">'pagesReadInput'</text:span>)</text:p>
      <text:p text:style-name="P1"><text:span text:style-name="T1">let</text:span> <text:span text:style-name="T3">titleInputValue</text:span> = <text:span text:style-name="T3">bookTitleInput</text:span>.<text:span text:style-name="T3">value</text:span>;</text:p>
      <text:p text:style-name="P1"><text:span text:style-name="T1">let</text:span> <text:span text:style-name="T3">authorInputValue</text:span> = <text:span text:style-name="T3">bookAuthorInput</text:span>.<text:span text:style-name="T3">value</text:span>;</text:p>
      <text:p text:style-name="P1"><text:span text:style-name="T1">let</text:span> <text:span text:style-name="T3">pagesInputValue</text:span> = <text:span text:style-name="T3">bookPagesInput</text:span>.<text:span text:style-name="T3">value</text:span> + <text:span text:style-name="T5">' pages'</text:span>;</text:p>
      <text:p text:style-name="P1"><text:span text:style-name="T1">let</text:span> <text:span text:style-name="T3">pagesReadInputValue</text:span> = <text:span text:style-name="T3">pagesReadInput</text:span>.<text:span text:style-name="T3">value</text:span>;</text:p>
      <text:p text:style-name="P4"/>
      <text:p text:style-name="P1"><text:soft-page-break/><text:span text:style-name="T2">titleInput</text:span>.<text:span text:style-name="T2">style</text:span>.<text:span text:style-name="T3">fontFamily</text:span> = <text:span text:style-name="T5">'agright'</text:span>;</text:p>
      <text:p text:style-name="P1"><text:span text:style-name="T2">titleInput</text:span>.<text:span text:style-name="T2">style</text:span>.<text:span text:style-name="T3">fontSize</text:span> = <text:span text:style-name="T5">'14pt'</text:span>;</text:p>
      <text:p text:style-name="P1"><text:span text:style-name="T2">authorInput</text:span>.<text:span text:style-name="T2">style</text:span>.<text:span text:style-name="T3">fontFamily</text:span> = <text:span text:style-name="T5">'agright'</text:span>;</text:p>
      <text:p text:style-name="P1"><text:span text:style-name="T2">authorInput</text:span>.<text:span text:style-name="T2">style</text:span>.<text:span text:style-name="T3">fontSize</text:span> = <text:span text:style-name="T5">'14pt'</text:span>;</text:p>
      <text:p text:style-name="P1"><text:span text:style-name="T2">bookLibrary</text:span>[<text:span text:style-name="T3">y</text:span>] = <text:span text:style-name="T1">new</text:span> <text:span text:style-name="T7">book</text:span>(<text:span text:style-name="T3">titleInputValue</text:span>, <text:span text:style-name="T3">authorInputValue</text:span>, <text:span text:style-name="T3">pagesInputValue</text:span>, <text:span text:style-name="T3">pagesReadInputValue</text:span>)</text:p>
      <text:p text:style-name="P1"><text:span text:style-name="T2">titleInput</text:span>.<text:span text:style-name="T3">innerHTML</text:span> = <text:span text:style-name="T2">bookLibrary</text:span>[<text:span text:style-name="T3">y</text:span>].<text:span text:style-name="T3">title</text:span></text:p>
      <text:p text:style-name="P1"><text:span text:style-name="T2">authorInput</text:span>.<text:span text:style-name="T3">innerHTML</text:span> = <text:span text:style-name="T2">bookLibrary</text:span>[<text:span text:style-name="T3">y</text:span>].<text:span text:style-name="T3">author</text:span></text:p>
      <text:p text:style-name="P1"><text:span text:style-name="T2">pagesInput</text:span>.<text:span text:style-name="T3">innerHTML</text:span> = <text:span text:style-name="T2">bookLibrary</text:span>[<text:span text:style-name="T3">y</text:span>].<text:span text:style-name="T3">pages</text:span></text:p>
      <text:p text:style-name="P1"><text:span text:style-name="T3">pagesReadInput</text:span>.<text:span text:style-name="T3">innerHTML</text:span> = <text:span text:style-name="T2">bookLibrary</text:span>[<text:span text:style-name="T3">y</text:span>].<text:span text:style-name="T3">pagesRead</text:span></text:p>
      <text:p text:style-name="P3"/>
      <text:p text:style-name="P3"/>
      <text:p text:style-name="P3"><text:span text:style-name="T2">books</text:span>.<text:span text:style-name="T4">appendChild</text:span>(<text:span text:style-name="T2">bookDiv</text:span>)</text:p>
      <text:p text:style-name="P1"><text:span text:style-name="T2">bookDiv</text:span>.<text:span text:style-name="T4">appendChild</text:span>(<text:span text:style-name="T2">dotsDiv</text:span>)</text:p>
      <text:p text:style-name="P1"><text:span text:style-name="T2">dotsDiv</text:span>.<text:span text:style-name="T4">appendChild</text:span>(<text:span text:style-name="T2">dots</text:span>)</text:p>
      <text:p text:style-name="P1"><text:span text:style-name="T2">bookDiv</text:span>.<text:span text:style-name="T4">appendChild</text:span>(<text:span text:style-name="T2">books1body</text:span>)</text:p>
      <text:p text:style-name="P1"><text:span text:style-name="T2">books1body</text:span>.<text:span text:style-name="T4">appendChild</text:span>(<text:span text:style-name="T2">titleInput</text:span>);</text:p>
      <text:p text:style-name="P1"><text:span text:style-name="T2">books1body</text:span>.<text:span text:style-name="T4">appendChild</text:span>(<text:span text:style-name="T2">by</text:span>);</text:p>
      <text:p text:style-name="P1"><text:span text:style-name="T2">books1body</text:span>.<text:span text:style-name="T4">appendChild</text:span>(<text:span text:style-name="T2">authorInput</text:span>);</text:p>
      <text:p text:style-name="P1"><text:span text:style-name="T2">books1body</text:span>.<text:span text:style-name="T4">appendChild</text:span>(<text:span text:style-name="T2">pagesInput</text:span>);</text:p>
      <text:p text:style-name="P1"><text:span text:style-name="T2">books1body</text:span>.<text:span text:style-name="T4">appendChild</text:span>(<text:span text:style-name="T2">bar</text:span>);</text:p>
      <text:p text:style-name="P1"><text:span text:style-name="T2">bar</text:span>.<text:span text:style-name="T4">appendChild</text:span>(<text:span text:style-name="T2">blackBar</text:span>);</text:p>
      <text:p text:style-name="P1"><text:span text:style-name="T2">blackBar</text:span>.<text:span text:style-name="T4">appendChild</text:span>(<text:span text:style-name="T2">blackBarValue</text:span>);</text:p>
      <text:p text:style-name="P4"/>
      <text:p text:style-name="P1"><text:span text:style-name="T2">blackBarValue</text:span>.<text:span text:style-name="T3">innerHTML</text:span> = <text:span text:style-name="T5">`</text:span><text:span text:style-name="T1">${</text:span><text:span text:style-name="T3">Math</text:span>.<text:span text:style-name="T4">round</text:span>(<text:span text:style-name="T8">100</text:span>/(<text:span text:style-name="T3">bookPagesInput</text:span>.<text:span text:style-name="T3">value</text:span> / <text:span text:style-name="T3">pagesReadInputValue</text:span>))<text:span text:style-name="T1">}</text:span><text:span text:style-name="T5">%`</text:span></text:p>
      <text:p text:style-name="P1"><text:span text:style-name="T1">let</text:span> <text:span text:style-name="T3">barWidth</text:span> = <text:span text:style-name="T8">100</text:span>/(<text:span text:style-name="T3">bookPagesInput</text:span>.<text:span text:style-name="T3">value</text:span> / <text:span text:style-name="T3">pagesReadInputValue</text:span>);</text:p>
      <text:p text:style-name="P1"><text:span text:style-name="T2">blackBar</text:span>.<text:span text:style-name="T2">style</text:span>.<text:span text:style-name="T3">width</text:span> = <text:span text:style-name="T5">`</text:span><text:span text:style-name="T1">${</text:span><text:span text:style-name="T8">100</text:span>/(<text:span text:style-name="T3">bookPagesInput</text:span>.<text:span text:style-name="T3">value</text:span> / <text:span text:style-name="T3">pagesReadInputValue</text:span>)<text:span text:style-name="T1">}</text:span><text:span text:style-name="T5">%`</text:span>;</text:p>
      <text:p text:style-name="P4"/>
      <text:p text:style-name="P1"><text:span text:style-name="T4">addNewBookClose</text:span>()</text:p>
      <text:p text:style-name="P4"/>
      <text:p text:style-name="P1"><text:span text:style-name="T1">function</text:span> <text:span text:style-name="T4">pagesReadQuestion</text:span>(<text:span text:style-name="T3">e</text:span>) {</text:p>
      <text:p text:style-name="P1"><text:span text:style-name="T4">blur</text:span>.<text:span text:style-name="T3">style</text:span>.<text:span text:style-name="T3">display</text:span> = <text:span text:style-name="T5">'flex'</text:span>;</text:p>
      <text:p text:style-name="P1"><text:span text:style-name="T2">pagesRead</text:span>.<text:span text:style-name="T2">style</text:span>.<text:span text:style-name="T3">display</text:span> = <text:span text:style-name="T5">'flex'</text:span>;</text:p>
      <text:p text:style-name="P4"/>
      <text:p text:style-name="P1"><text:span text:style-name="T1">let</text:span> <text:span text:style-name="T3">pagesAnswer</text:span> = <text:span text:style-name="T3">document</text:span>.<text:span text:style-name="T4">getElementById</text:span>(<text:span text:style-name="T5">'pagesAnswer'</text:span>);</text:p>
      <text:p text:style-name="P1"><text:span text:style-name="T1">let</text:span> <text:span text:style-name="T3">w</text:span> = <text:span text:style-name="T3">e</text:span>.<text:span text:style-name="T3">target</text:span>.<text:span text:style-name="T3">parentElement</text:span>.<text:span text:style-name="T3">parentElement</text:span>.<text:span text:style-name="T3">parentElement</text:span>.<text:span text:style-name="T3">children</text:span>[<text:span text:style-name="T8">3</text:span>].<text:span text:style-name="T3">innerHTML</text:span>;</text:p>
      <text:p text:style-name="P1"><text:span text:style-name="T3">console</text:span>.<text:span text:style-name="T4">log</text:span>(<text:span text:style-name="T3">w</text:span>.<text:span text:style-name="T4">slice</text:span>(<text:span text:style-name="T8">0</text:span>, -<text:span text:style-name="T8">6</text:span>));</text:p>
      <text:p text:style-name="P1"><text:span text:style-name="T1">let</text:span> <text:span text:style-name="T3">z</text:span> = <text:span text:style-name="T3">w</text:span>.<text:span text:style-name="T4">slice</text:span>(<text:span text:style-name="T8">0</text:span>, -<text:span text:style-name="T8">6</text:span>);</text:p>
      <text:p text:style-name="P1"><text:span text:style-name="T1">let</text:span> <text:span text:style-name="T3">x</text:span> = <text:span text:style-name="T2">blackBarValue</text:span>.<text:span text:style-name="T3">innerHTML</text:span>;</text:p>
      <text:p text:style-name="P1"><text:span text:style-name="T1">let</text:span> <text:span text:style-name="T3">a</text:span> = <text:span text:style-name="T3">x</text:span>.<text:span text:style-name="T4">slice</text:span>(<text:span text:style-name="T8">0</text:span>,-<text:span text:style-name="T8">1</text:span>);</text:p>
      <text:p text:style-name="P1"><text:span text:style-name="T1">let</text:span> <text:span text:style-name="T3">b</text:span> = <text:span text:style-name="T3">Math</text:span>.<text:span text:style-name="T4">round</text:span>(<text:span text:style-name="T3">z</text:span> * (<text:span text:style-name="T3">a</text:span>/<text:span text:style-name="T8">100</text:span>));</text:p>
      <text:p text:style-name="P1"><text:span text:style-name="T3">pagesAnswer</text:span>.<text:span text:style-name="T3">value</text:span> = <text:span text:style-name="T3">b</text:span>;</text:p>
      <text:p text:style-name="P4"/>
      <text:p text:style-name="P1"><text:span text:style-name="T1">function</text:span> <text:span text:style-name="T4">percentageBarx</text:span>() {</text:p>
      <text:p text:style-name="P1"><text:span text:style-name="T2">blackBarValue</text:span>.<text:span text:style-name="T3">innerHTML</text:span> = <text:span text:style-name="T5">`</text:span><text:span text:style-name="T1">${</text:span><text:span text:style-name="T8">100</text:span> * (<text:span text:style-name="T3">pagesAnswer</text:span>.<text:span text:style-name="T3">value</text:span>/<text:span text:style-name="T3">z</text:span>)<text:span text:style-name="T1">}</text:span><text:span text:style-name="T5">%`</text:span>;</text:p>
      <text:p text:style-name="P1"><text:span text:style-name="T2">blackBar</text:span>.<text:span text:style-name="T2">style</text:span>.<text:span text:style-name="T3">width</text:span> = <text:span text:style-name="T5">`</text:span><text:span text:style-name="T1">${</text:span><text:span text:style-name="T8">100</text:span> * (<text:span text:style-name="T3">pagesAnswer</text:span>.<text:span text:style-name="T3">value</text:span>/<text:span text:style-name="T3">z</text:span>)<text:span text:style-name="T1">}</text:span><text:span text:style-name="T5">%`</text:span>;</text:p>
      <text:p text:style-name="P1"><text:soft-page-break/><text:span text:style-name="T4">pagesReadQuestionClose</text:span>();</text:p>
      <text:p text:style-name="P1">}</text:p>
      <text:p text:style-name="P1"/>
      <text:p text:style-name="P3"/>
      <text:p text:style-name="P1"><text:span text:style-name="T2">pagesReadCheck</text:span>.<text:span text:style-name="T4">addEventListener</text:span>(<text:span text:style-name="T5">'click'</text:span>, <text:span text:style-name="T4">percentageBarx</text:span>);</text:p>
      <text:p text:style-name="P1">}</text:p>
      <text:p text:style-name="P4"/>
      <text:p text:style-name="P1"><text:span text:style-name="T2">bar</text:span>.<text:span text:style-name="T4">addEventListener</text:span>(<text:span text:style-name="T5">'click'</text:span>, <text:span text:style-name="T4">pagesReadQuestion</text:span>);</text:p>
      <text:p text:style-name="P4"/>
      <text:p text:style-name="P1"><text:span text:style-name="T1">function</text:span> <text:span text:style-name="T4">removeOpen</text:span>(<text:span text:style-name="T3">e</text:span>) {</text:p>
      <text:p text:style-name="P1"><text:span text:style-name="T4">blur</text:span>.<text:span text:style-name="T3">style</text:span>.<text:span text:style-name="T3">display</text:span> = <text:span text:style-name="T5">'flex'</text:span>;</text:p>
      <text:p text:style-name="P1"><text:span text:style-name="T2">removeBook</text:span>.<text:span text:style-name="T2">style</text:span>.<text:span text:style-name="T3">display</text:span> = <text:span text:style-name="T5">'flex'</text:span>;</text:p>
      <text:p text:style-name="P4"/>
      <text:p text:style-name="P1"><text:span text:style-name="T1">let</text:span> <text:span text:style-name="T3">q</text:span> = <text:span text:style-name="T3">e</text:span>.<text:span text:style-name="T3">target</text:span>.<text:span text:style-name="T3">parentElement</text:span>.<text:span text:style-name="T3">parentElement</text:span>;</text:p>
      <text:p text:style-name="P4"/>
      <text:p text:style-name="P1"><text:span text:style-name="T3">console</text:span>.<text:span text:style-name="T4">log</text:span>(<text:span text:style-name="T3">e</text:span>.<text:span text:style-name="T3">target</text:span>.<text:span text:style-name="T3">parentElement</text:span>.<text:span text:style-name="T3">parentElement</text:span>)</text:p>
      <text:p text:style-name="P4"/>
      <text:p text:style-name="P1"><text:span text:style-name="T1">function</text:span> <text:span text:style-name="T4">removeOpenRemove</text:span>(){</text:p>
      <text:p text:style-name="P1"><text:span text:style-name="T3">q</text:span>.<text:span text:style-name="T4">remove</text:span>();</text:p>
      <text:p text:style-name="P1"><text:span text:style-name="T4">blur</text:span>.<text:span text:style-name="T3">style</text:span>.<text:span text:style-name="T3">display</text:span> = <text:span text:style-name="T5">'none'</text:span>;</text:p>
      <text:p text:style-name="P1"><text:span text:style-name="T2">removeBook</text:span>.<text:span text:style-name="T2">style</text:span>.<text:span text:style-name="T3">display</text:span> = <text:span text:style-name="T5">'none'</text:span>;</text:p>
      <text:p text:style-name="P1">}</text:p>
      <text:p text:style-name="P4"/>
      <text:p text:style-name="P1"><text:span text:style-name="T1">function</text:span> <text:span text:style-name="T4">removeNotRemove</text:span>() {</text:p>
      <text:p text:style-name="P1"><text:span text:style-name="T4">blur</text:span>.<text:span text:style-name="T3">style</text:span>.<text:span text:style-name="T3">display</text:span> = <text:span text:style-name="T5">'none'</text:span>;</text:p>
      <text:p text:style-name="P1"><text:span text:style-name="T2">removeBook</text:span>.<text:span text:style-name="T2">style</text:span>.<text:span text:style-name="T3">display</text:span> = <text:span text:style-name="T5">'none'</text:span>;</text:p>
      <text:p text:style-name="P1">}</text:p>
      <text:p text:style-name="P4"/>
      <text:p text:style-name="P1"><text:span text:style-name="T2">yes</text:span>.<text:span text:style-name="T4">addEventListener</text:span>(<text:span text:style-name="T5">'click'</text:span>, <text:span text:style-name="T4">removeOpenRemove</text:span>);</text:p>
      <text:p text:style-name="P1"><text:span text:style-name="T2">no</text:span>.<text:span text:style-name="T4">addEventListener</text:span>(<text:span text:style-name="T5">'click'</text:span>,<text:span text:style-name="T4">removeNotRemove</text:span>);</text:p>
      <text:p text:style-name="P1">}</text:p>
      <text:p text:style-name="P5"/>
      <text:p text:style-name="P1"><text:span text:style-name="T2">dots</text:span>.<text:span text:style-name="T4">addEventListener</text:span>(<text:span text:style-name="T5">'click'</text:span>, <text:span text:style-name="T4">removeOpen</text:span>);</text:p>
      <text:p text:style-name="P4"/>
      <text:p text:style-name="P1"><text:span text:style-name="T3">console</text:span>.<text:span text:style-name="T4">log</text:span>(<text:span text:style-name="T5">'wara'</text:span>)</text:p>
      <text:p text:style-name="P1">}</text:p>
      <text:p text:style-name="P5"/>
      <text:p text:style-name="P1"><text:span text:style-name="T2">x</text:span>.<text:span text:style-name="T4">addEventListener</text:span>(<text:span text:style-name="T5">'click'</text:span>, <text:span text:style-name="T4">addNewBookClose</text:span>);</text:p>
      <text:p text:style-name="P1"><text:span text:style-name="T2">x</text:span>.<text:span text:style-name="T4">addEventListener</text:span>(<text:span text:style-name="T5">'mouseover'</text:span>, <text:span text:style-name="T4">xRed</text:span>);</text:p>
      <text:p text:style-name="P1"><text:span text:style-name="T2">x</text:span>.<text:span text:style-name="T4">addEventListener</text:span>(<text:span text:style-name="T5">'mouseout'</text:span>, <text:span text:style-name="T4">xRedOff</text:span>);</text:p>
      <text:p text:style-name="P4"/>
      <text:p text:style-name="P1"><text:span text:style-name="T2">check</text:span>.<text:span text:style-name="T4">addEventListener</text:span>(<text:span text:style-name="T5">'click'</text:span>, <text:span text:style-name="T4">addBook</text:span>);</text:p>
      <text:p text:style-name="P1"><text:span text:style-name="T2">check</text:span>.<text:span text:style-name="T4">addEventListener</text:span>(<text:span text:style-name="T5">'mouseover'</text:span>, <text:span text:style-name="T4">checkGreen</text:span>);</text:p>
      <text:p text:style-name="P1"><text:span text:style-name="T2">check</text:span>.<text:span text:style-name="T4">addEventListener</text:span>(<text:span text:style-name="T5">'mouseout'</text:span>, <text:span text:style-name="T4">checkGreenOff</text:span>);</text:p>
      <text:p text:style-name="P4"/>
      <text:p text:style-name="P1"><text:soft-page-break/><text:span text:style-name="T2">pagesReadx</text:span>.<text:span text:style-name="T4">addEventListener</text:span>(<text:span text:style-name="T5">'click'</text:span>, <text:span text:style-name="T4">pagesReadQuestionClose</text:span>);</text:p>
      <text:p text:style-name="P1"><text:span text:style-name="T2">pagesReadx</text:span>.<text:span text:style-name="T4">addEventListener</text:span>(<text:span text:style-name="T5">'mouseover'</text:span>, <text:span text:style-name="T4">xPagesReadRed</text:span>);</text:p>
      <text:p text:style-name="P1"><text:span text:style-name="T2">pagesReadx</text:span>.<text:span text:style-name="T4">addEventListener</text:span>(<text:span text:style-name="T5">'mouseout'</text:span>, <text:span text:style-name="T4">xPagesReadRedOff</text:span>);</text:p>
      <text:p text:style-name="P4"/>
      <text:p text:style-name="P1"><text:span text:style-name="T2">pagesReadCheck</text:span>.<text:span text:style-name="T4">addEventListener</text:span>(<text:span text:style-name="T5">'mouseover'</text:span>, <text:span text:style-name="T4">checkPagesReadGreen</text:span>);</text:p>
      <text:p text:style-name="P1"><text:span text:style-name="T2">pagesReadCheck</text:span>.<text:span text:style-name="T4">addEventListener</text:span>(<text:span text:style-name="T5">'mouseout'</text:span>, <text:span text:style-name="T4">checkPagesReadGreenOff</text:span>);</text:p>
      <text:p text:style-name="P5"/>
      <text:p text:style-name="P1"><text:span text:style-name="T3">console</text:span>.<text:span text:style-name="T4">log</text:span>(<text:span text:style-name="T5">'wara'</text:span>);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7" meta:paragraph-count="229" meta:word-count="661" meta:character-count="8035" meta:non-whitespace-character-count="7601"/>
  </office:meta>
</office:document-meta>
</file>